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line-through-style="solid" style:font-name="Times New Roman" style:text-underline-style="none"/>
    </style:style>
    <style:style style:name="T4" style:family="text">
      <style:text-properties style:text-line-through-style="solid" style:font-name="Times New Roman" style:text-underline-style="solid" style:text-underline-width="auto" style:text-underline-color="font-color"/>
    </style:style>
    <style:style style:name="T5" style:family="text">
      <style:text-properties style:text-line-through-style="solid" style:text-position="0% 100%" style:font-name="Times New Roman" style:text-underline-style="none"/>
    </style:style>
    <style:style style:name="T6" style:family="text">
      <style:text-properties style:text-line-through-style="none"/>
    </style:style>
    <style:style style:name="T7" style:family="text">
      <style:text-properties style:text-line-through-style="none" style:text-underline-style="solid" style:text-underline-width="auto" style:text-underline-color="font-color"/>
    </style:style>
    <style:style style:name="T8" style:family="text">
      <style:text-properties style:text-line-through-style="none" style:text-underline-style="none"/>
    </style:style>
    <style:style style:name="T9" style:family="text">
      <style:text-properties style:text-line-through-style="none" style:font-name="Times New Roman1" style:text-underline-style="none"/>
    </style:style>
    <style:style style:name="T10" style:family="text">
      <style:text-properties style:text-line-through-style="none" style:font-name="Times New Roman" style:text-underline-style="none"/>
    </style:style>
    <style:style style:name="T11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12" style:family="text">
      <style:text-properties style:text-line-through-style="none" style:font-name="Times New Roman1" style:text-underline-style="none"/>
    </style:style>
    <style:style style:name="T13" style:family="text">
      <style:text-properties style:text-line-through-style="none" style:text-position="super 58%" style:font-name="Times New Roman" style:text-underline-style="none"/>
    </style:style>
    <style:style style:name="T14" style:family="text">
      <style:text-properties style:text-line-through-style="none" style:text-position="0% 100%" style:font-name="Times New Roman" style:text-underline-style="none"/>
    </style:style>
    <style:style style:name="T15" style:family="text">
      <style:text-properties style:text-line-through-style="none" style:text-position="0% 100%" style:font-name="Times New Roman" style:text-underline-style="solid" style:text-underline-width="auto" style:text-underline-color="font-color"/>
    </style:style>
    <style:style style:name="T16" style:family="text">
      <style:text-properties style:text-line-through-style="none" style:text-position="0% 100%" style:font-name="Times New Roman1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3, FF 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189?</text:p>
      <text:p text:style-name="P5">Month<text:tab/><text:tab/><text:tab/><text:tab/><text:tab/><text:tab/></text:p>
      <text:p text:style-name="P5">Year<text:tab/><text:tab/><text:tab/><text:tab/><text:tab/><text:tab/>189?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History., Jews, Spanish., Sephardim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/text:p>
      <text:p text:style-name="P5">(Public) Discourse<text:tab/><text:tab/><text:tab/><text:tab/>Y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7</text:p>
      <text:p text:style-name="P5">Number of Sheets<text:tab/><text:tab/><text:tab/><text:tab/>28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Abdal Rackman, Hadai Aben Shaprout, Samuel Levy Aben Nagrela, Aben Gabirol, Judah Hallevi</text:p>
      <text:p text:style-name="P5">Additional Places mentioned: Spain, Persia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/>
      <text:p text:style-name="P3">[Letterhead]</text:p>
      <text:p text:style-name="P2">S. MORAIS,/</text:p>
      <text:p text:style-name="P2">546 N. FIFTH STREET,/</text:p>
      <text:p text:style-name="P2">PHILADELPHIA, PA./</text:p>
      <text:p text:style-name="P2"/>
      <text:p text:style-name="P3">[Front Cover]</text:p>
      <text:p text:style-name="P2">The Spanish period/</text:p>
      <text:p text:style-name="P2">delivered before the Y. M. H. A./</text:p>
      <text:p text:style-name="P2"/>
      <text:p text:style-name="P2">This lecture was delivered again/</text:p>
      <text:p text:style-name="P2">with many alterations, additions/</text:p>
      <text:p text:style-name="P2">&amp;c before the M. I. Association/</text:p>
      <text:p text:style-name="P2">in 189?/</text:p>
      <text:p text:style-name="P2"/>
      <text:p text:style-name="P3">[Page 1]</text:p>
      <text:p text:style-name="P2">Ladies and Gentlemen/</text:p>
      <text:p text:style-name="P3">To inquire when Israelites first settled in Spain,/ would be to ask that the dead should rise to give/ us oral instruction, for what the pen has written on/ that topic, fails to impart any positive knowledge./ <text:s/>Authors who identify Tarshish of the Bible with/ Tartessus--an ancient city in the Iberian peninsula--/ believe that the Phenicians[sic!]--the earliest navigators known/ in history--having established colonies <text:soft-page-break/>in Spain, for instance,/ in Cadiz, in Seville in Toledo--<text:span text:style-name="T1">cities whose</text:span><text:span text:style-name="T6"> names </text:span><text:span text:style-name="T1">show</text:span><text:span text:style-name="T6"> recalling a derivation/ </text:span><text:span text:style-name="T6">common to the Phenician[sic!] and Hebrew language--</text:span><text:span text:style-name="T1">carried</text:span><text:span text:style-name="T6"> conveyed in ships many/ of King Solomon's subjects to those distant colonies. <text:s/>Our clever/ predecessors, having learned from their seafaring neighbors/ the art of commerce, exchanged Palestenian[sic!] goods </text:span><text:span text:style-name="T1">for</text:span><text:span text:style-name="T6">/ </text:span><text:span text:style-name="T1">precious metlas,</text:span><text:span text:style-name="T6"> with the aborigines in the peninsula for precious metals, and/ thus enriched their </text:span><text:span text:style-name="T1">distant</text:span><text:span text:style-name="T6"> own fatherland. <text:s/>Some scholars/ have also theorized on a passage of <text:s/>the Mishnah, where/ the word </text:span><text:span text:style-name="T7">Aspania</text:span><text:span text:style-name="T8"> occurs, and have ventured to advance the/ untenable idea that, during the second Temple, long/ before the vulgar era, men of the Jewish faith brought/ offerings from </text:span><text:span text:style-name="T7">Hispania</text:span><text:span text:style-name="T8">, which they confound with </text:span><text:span text:style-name="T2">Hispania</text:span><text:span text:style-name="T8"> Aspania to the officiating priest/ at the altar and he accepted them as if having come from consecrated/ ground./</text:span></text:p>
      <text:p text:style-name="P6"/>
      <text:p text:style-name="P6">[Page 2]</text:p>
      <text:p text:style-name="P3"><text:span text:style-name="T8"><text:tab/>More reliable however, are the proofs which we possess,/ that the Talmudists, living in Persia during the fourth/ century, had a knowledge of Jewish communities exist-/-ing in the south-western country of Europe. <text:s/>How/ were </text:span><text:span text:style-name="T2">they</text:span><text:span text:style-name="T8"> those Jews religiously governed at the time? <text:s/>What/ was the </text:span><text:span text:style-name="T2">status</text:span><text:span text:style-name="T8"> extent of their secular culture? <text:s/>The solution of/ these questions which ought, by right, to serve as/ an introduction to my lecture, I am unable to give./ <text:s/>Nor do I regret it much, for, I surmise that in/ obedience to truth, I would be compelled to shame the/ religion, which claims the fatherhood of civilization./ <text:s/>The laws of the reigning Visgoths, breathe a spirit/ of inveterate hatred, so contradictory </text:span><text:span text:style-name="T2">of</text:span><text:span text:style-name="T8"> to the staple Church preach-/-ing "peace on earth and good will toward men," that to read them/ is to force Christianity before the bar of public opinion,/ and stigmatize it as the arch enemy of human progress./ <text:s/>What freedom could Jews in Spain have enjoyed at that period in the/ exercise of their religious practices, when no worship was/ </text:span><text:span text:style-name="T2">tolerated, and only</text:span><text:span text:style-name="T8"> allowed other than the most unyeilding[sic!] Roman catholic-/-ism? </text:span><text:span text:style-name="T2">was allowed?</text:span><text:span text:style-name="T8"> <text:s/>What opportunities could they be/ afforded to acquire a fund of useful information, when no-/-thing else than absurd stories and legends of monks, formed/ the current literature?/</text:span></text:p>
      <text:p text:style-name="P6"/>
      <text:p text:style-name="P6">[Page 3]</text:p>
      <text:p text:style-name="P3"><text:span text:style-name="T8">It was reserved for a purely Monotheistic race,/ bearing a great </text:span><text:span text:style-name="T2">likeness</text:span><text:span text:style-name="T8"> resemblance to the descendants of the/ patriarchs in language and sentiments, to usher in/ an era surpassingly[sic!] brilliant for the people of/ Abraham. <text:s/>It was reserved for a </text:span><text:span text:style-name="T2">purely Monotheistic</text:span><text:span text:style-name="T8">/ race of versatile genius; a race essentially poetical,/ to </text:span><text:span text:style-name="T2">carry with themselves into</text:span><text:span text:style-name="T8"> lead on to the heights </text:span><text:span text:style-name="T2">road way</text:span><text:span text:style-name="T8"> of learning,/ </text:span><text:span text:style-name="T2">their</text:span><text:span text:style-name="T8"> an equally apt Semitic </text:span><text:span text:style-name="T2">brethren</text:span><text:span text:style-name="T8"> race./</text:span></text:p>
      <text:p text:style-name="P3"><text:span text:style-name="T8">The eighth century, </text:span><text:span text:style-name="T2">from</text:span><text:span text:style-name="T8"> since the birth of the Nazarene/ creed, had just </text:span><text:span text:style-name="T2">begun</text:span><text:span text:style-name="T8"> dawned. <text:s/>Europe, forgetful of the lessons/ which ancient Greece and Rome had imparted, grew fana-/-tically stupid. <text:s/>To remove the crust of ignorance/ thickening around it, the cimitar[sic!] of the Arabs proved/ a useful instrument. <text:s/>The disciples of the pro-/-phet of Mecca, spreading as far as Sicily in lower/ Italy, </text:span><text:span text:style-name="T2">conquered also with ease</text:span><text:span text:style-name="T8"> soon mastered the arts and sciences/ which had once flourished in the countries </text:span><text:span text:style-name="T2">now</text:span><text:span text:style-name="T8"> subjugated by them./ <text:s/>Spanish Jews, loving personal liberty, and the/ unrestrained pursuits of the intellect, hailed the/ Crescent as the ensign of deliverance./</text:span></text:p>
      <text:p text:style-name="P6">I cannot believe that our coreligionists, disloyally, showed/ the invaders points from which an attack could be successfully made./</text:p>
      <text:p text:style-name="P6"/>
      <text:p text:style-name="P6">[Page 4]</text:p>
      <text:p text:style-name="P3"><text:span text:style-name="T8"><text:tab/>I cannot believe it, because history, both Biblical and post-Biblical, testifies to/ the abhorrence on which Israelites have ever held/ treachery. <text:s/>But I can </text:span><text:span text:style-name="T2">credit</text:span><text:span text:style-name="T8"> readily believe that </text:span><text:span text:style-name="T7">hearty</text:span><text:span text:style-name="T8"> hallelu-/-jahs </text:span><text:span text:style-name="T2">echoed forth</text:span><text:span text:style-name="T8"> resounded in the Synagogues, when a/ Caliph sat </text:span><text:span text:style-name="T2">himself</text:span><text:span text:style-name="T8"> upon the throne of a Visigothic/ King./</text:span></text:p>
      <text:p text:style-name="P3"><text:span text:style-name="T8">The first two centuries of Asiatic rule in Southern/ Europe, prepared the vast field destined to produce/ </text:span><text:soft-page-break/><text:span text:style-name="T8">a harvest of knowledge, which the whole world of letters was finally to/ enjoy. <text:s/>At their expiration, a </text:span><text:span text:style-name="T8">struggle for supre-/-macy between the rival tribes of the Abassides/ and the Omejades, left the latter masters of the/ situation in Spain. <text:s/>To its daring Chief, Abdal/ Rackman is due the imperishable glory </text:span><text:span text:style-name="T2">due</text:span><text:span text:style-name="T8"> of having/ </text:span><text:span text:style-name="T2">called back</text:span><text:span text:style-name="T8"> renewed the palmiest days of classic </text:span><text:span text:style-name="T2">Greece</text:span><text:span text:style-name="T8"> Attica./ <text:s/>Cordova became </text:span><text:span text:style-name="T2">as new</text:span><text:span text:style-name="T8"> Athens; Andalusia </text:span><text:span text:style-name="T2">the</text:span><text:span text:style-name="T8"> a/ realm of science. <text:s/>A Jew stood at the right-/hand of the Moor, and with a sagacity, exceeded/ only by his medical skill, advised how the govern-/-ment might be strengthened by the </text:span><text:span text:style-name="T2">pen</text:span><text:span text:style-name="T8"> arts of peace, not less/ than by </text:span><text:span text:style-name="T2">the sword</text:span><text:span text:style-name="T8"> warlike exploits./</text:span></text:p>
      <text:p text:style-name="P6"/>
      <text:p text:style-name="P6">[Page 5]</text:p>
      <text:p text:style-name="P3"><text:span text:style-name="T8">Hada</text:span><text:span text:style-name="T9">ï</text:span><text:span text:style-name="T10"> ABen Sharout, who, if not really </text:span><text:span text:style-name="T3">the</text:span><text:span text:style-name="T10"> a/ prime minister, still, weilded[sic!] unparalelled influence/ at the royal court, is the first commanding figure in that/ grand tableau of Hebrew celebrities, on which we/ </text:span><text:span text:style-name="T3">yet</text:span><text:span text:style-name="T10"> still gaze with </text:span><text:span text:style-name="T3">unabated</text:span><text:span text:style-name="T10"> unqualified admiration. <text:s/>Of what/ he wrote, there remains only a letter--a noble/ monument to his religious </text:span><text:span text:style-name="T3">sentiments</text:span><text:span text:style-name="T10"> zeal--, a letter/ of anxious inquiry to </text:span><text:span text:style-name="T3">a population</text:span><text:span text:style-name="T10"> the inhabitants of Daghestan in Asiatic Russia,/ called Kahsars, who, a century before and in their King Bulan, had embraced/ Judaism. <text:s/>But of what </text:span><text:span text:style-name="T3">he</text:span><text:span text:style-name="T10"> Aben Shaprut did, numberless evidences/ have been given by his contemporaries and successors./ <text:s/>Scholars who basked in the sunshine of his unbound-/-ed favor</text:span><text:span text:style-name="T3">s</text:span><text:span text:style-name="T10">, recognized in that Hebrew, the leading/ spirit of the house of Judah, the Maecenas of learning, the </text:span><text:span text:style-name="T3">Prince</text:span><text:span text:style-name="T10"> King/ of </text:span><text:span text:style-name="T3">charity</text:span><text:span text:style-name="T10"> beneficence. <text:s/>A Spanish author of later times, describing/ the </text:span><text:span text:style-name="T3">rising</text:span><text:span text:style-name="T10"> revival of sacred literature, thus glowingly speaks/ of Hasda</text:span><text:span text:style-name="T9">ï</text:span><text:span text:style-name="T10">. <text:s/>"In his days an ocean of learning surged/ </text:span><text:span text:style-name="T3">up</text:span><text:span text:style-name="T10"> on; its waters </text:span><text:span text:style-name="T3">shot forth</text:span><text:span text:style-name="T10"> cast up pearls and diamonds...../ A voice </text:span><text:span text:style-name="T3">had set</text:span><text:span text:style-name="T10"> was heard proclaiming "whosoever is on the Lords' side,/ let him come to me. <text:s/>He shall lack noting." <text:s/>Then hastened/ renowned literati from the lands of Christianity and of Islam./</text:span></text:p>
      <text:p text:style-name="P7"/>
      <text:p text:style-name="P7">[Page 6]</text:p>
      <text:p text:style-name="P3"><text:span text:style-name="T10">From the East and </text:span><text:span text:style-name="T3">from</text:span><text:span text:style-name="T10"> the West they arrived. <text:s/>That/ Prince spread before all a table </text:span><text:span text:style-name="T11">laden</text:span><text:span text:style-name="T10"> with/ tokens of unstinted generosity. <text:s/>The pillar of his protection/ </text:span><text:span text:style-name="T3">hovered around</text:span><text:span text:style-name="T10"> led only by day; that of his unquenchable light </text:span><text:span text:style-name="T3">led</text:span><text:span text:style-name="T10"> guided/ </text:span><text:span text:style-name="T3">onward</text:span><text:span text:style-name="T10"> by night. <text:s/>His beneficence became filled with a spirit/ of God, with wisdom and superior understanding in/ all arts. <text:s/></text:span><text:span text:style-name="T11">He</text:span><text:span text:style-name="T10"> initiated the era of science in Spain/ </text:span><text:span text:style-name="T3">from which soil it passed [?] to the rest was further propagated, and reached the</text:span><text:span text:style-name="T10">/ </text:span><text:span text:style-name="T3">of the globe it reached thousands of civilizations</text:span><text:span text:style-name="T10"> whence modern civilization may </text:span><text:span text:style-name="T3">reckon</text:span><text:span text:style-name="T10"> date its </text:span><text:span text:style-name="T3">beginning</text:span><text:span text:style-name="T10"> nativity." <text:s/>So far the/ tribute of the enthusiastic Harizi to/ our Aben Shaprut/ Linguistic knowledge had gained for Hasda</text:span><text:span text:style-name="T9">ï</text:span><text:span text:style-name="T10"> the/ lofty station which he occupied until death, to the glory/ of his people, and the interest of his King. <text:s/>For,/ when none but he could be met in Cordova to tran-/-slate into Arabic certain terms occurring in a Greek work/ of great medical usefulness by Dioscorides, the abilities </text:span><text:span text:style-name="T3">to define</text:span><text:span text:style-name="T10"> which ren-/-dered him equal to that task, </text:span><text:span text:style-name="T3">them</text:span><text:span text:style-name="T10"> proved a most successful recommendation to/ Abdal Rachman, the ruling Caliph. <text:s/>And </text:span><text:span text:style-name="T3">the</text:span><text:span text:style-name="T10"> by/ means of the same thorough familiarity with languages was </text:span><text:span text:style-name="T3">enriched</text:span><text:span text:style-name="T10">/ our history enriched with a name scarcely less illustrious than/ that of Aben Shaprout./</text:span></text:p>
      <text:p text:style-name="P3"><text:span text:style-name="T10">Samuel Levy Aben </text:span><text:span text:style-name="T3">Gektela (or Naydela, or</text:span><text:span text:style-name="T10"> Nagrela</text:span><text:span text:style-name="T3">)</text:span><text:span text:style-name="T10"> sat in his apothecary's shop,/ adjoining </text:span><text:span text:style-name="T3">to</text:span><text:span text:style-name="T10"> the residence of the Secretary of State at Malaga./</text:span></text:p>
      <text:p text:style-name="P3"><text:span text:style-name="T10"/></text:p>
      <text:p text:style-name="P3"><text:span text:style-name="T10">[Page 7]</text:span></text:p>
      <text:p text:style-name="P3"><text:span text:style-name="T10">During the sojourn of that high official in Granada,/ his maid-servant would often ask the Jew to/ write in the name of </text:span><text:span text:style-name="T3">for</text:span><text:span text:style-name="T10"> the family to their absent member./ <text:s/>The </text:span><text:span text:style-name="T3">reading, the communications</text:span><text:span text:style-name="T10"> latter, on reading those epistles, </text:span><text:span text:style-name="T3">and</text:span><text:span text:style-name="T10"> marvelled[sic!] at the/ purity of the Arabic style, and more so at the keen/ discernment </text:span><text:span text:style-name="T3">they which the communications</text:span><text:span text:style-name="T10"> disclosed therein. <text:s/>Returning home, he/ </text:span><text:span text:style-name="T3">demanded</text:span><text:span text:style-name="T10"> determined to know the real author of the letters </text:span><text:span text:style-name="T3">which</text:span><text:span text:style-name="T10"> he had received, while/ abroad. <text:s/>The sharp-minded Hebrew, </text:span><text:span text:style-name="T3">was</text:span><text:span text:style-name="T10"> being </text:span><text:span text:style-name="T3">then</text:span><text:span text:style-name="T10"> sent for by/ </text:span><text:span text:style-name="T3">that officer of the government, and</text:span><text:span text:style-name="T10"> the Secretary of State, was requested to act as/ his confidential adviser. <text:s/>Some years elapsed, </text:span><text:span text:style-name="T3">and</text:span><text:span text:style-name="T10"> when/ the Secretary </text:span><text:span text:style-name="T3">of State</text:span><text:span text:style-name="T10"> became </text:span><text:span text:style-name="T3">extremely</text:span><text:span text:style-name="T10"> incurably ill. <text:s/>The Caliph/ Habos or Habus who,--engaged in constant wars with </text:span><text:soft-page-break/><text:span text:style-name="T10">hostile Moorish tribes, and with the </text:span><text:span text:style-name="T3">Nazarenes</text:span><text:span text:style-name="T10"> Christians still ruling Northern Spain, needed greatly/ a minister on whose ripe judgment he could implicitly/ rely, lamented </text:span><text:span text:style-name="T3">the</text:span><text:span text:style-name="T10"> that an irreparable loss, </text:span><text:span text:style-name="T3">he which</text:span><text:span text:style-name="T10"> was about to be sustained./ <text:s/>The dying man reassured his lord, by </text:span><text:span text:style-name="T3">speaking of</text:span><text:span text:style-name="T10"> commanding to his favor,/ Samuel Levy, the Jew, as the fittest person to be his/ successor in so responsible a position./</text:span></text:p>
      <text:p text:style-name="P3"><text:span text:style-name="T10">The twenty eight years that our Spanish coreligionist/ </text:span><text:span text:style-name="T3">trod a royal palace</text:span><text:span text:style-name="T10"> was an honored servant of Royalty formed an epoch in our annals./ <text:s/>Aben </text:span><text:span text:style-name="T3">Gektela Nagdela, (or</text:span><text:span text:style-name="T10"> Nagrela</text:span><text:span text:style-name="T3">)</text:span><text:span text:style-name="T10"> known </text:span><text:span text:style-name="T3">thenceforth</text:span><text:span text:style-name="T10"> best among Jewish scholars as "Samuel the Prince,"/ bestowed treasures, with a lavish hand, </text:span><text:span text:style-name="T3">treasures</text:span><text:span text:style-name="T10"> on rarest works./</text:span></text:p>
      <text:p text:style-name="P3"><text:span text:style-name="T10"/></text:p>
      <text:p text:style-name="P3"><text:span text:style-name="T10">[Page 8]</text:span></text:p>
      <text:p text:style-name="P3"><text:span text:style-name="T10">He procured them wherever they could be </text:span><text:span text:style-name="T3">found</text:span><text:span text:style-name="T10"> bought,/ in Alexandrian libraries and in Italy, in Persia and/ in Palestine. <text:s/>The affairs of state, claiming his/ deepest attention and the main portion of his time, did/ not, nevertheless, engross all his </text:span><text:span text:style-name="T4">entire</text:span><text:span text:style-name="T10"> thoughts. <text:s/>A/ valuable production--the first critical analysis extant/ of </text:span><text:span text:style-name="T3">Talmudical diction,</text:span><text:span text:style-name="T10"> technical terms--if I may </text:span><text:span text:style-name="T3">say so</text:span><text:span text:style-name="T10"> use the </text:span><text:span text:style-name="T3">term</text:span><text:span text:style-name="T10"> expression--abounding in the Talmud, and an abridgment of which/ </text:span><text:span text:style-name="T3">becomingly</text:span><text:span text:style-name="T10"> suitably prefaces the most accredited </text:span><text:span text:style-name="T3">writings</text:span><text:span text:style-name="T10"> editions of/ the Babylonian Gemar</text:span><text:span text:style-name="T9">á</text:span><text:span text:style-name="T10">, bears testimony </text:span><text:span text:style-name="T3">to our only in part</text:span><text:span text:style-name="T10"> but to only a part/ of our Samuel's literary activity within the </text:span><text:span text:style-name="T3">sphere</text:span><text:span text:style-name="T10"> circle of his own/ fellow-believers. <text:s/></text:span><text:span text:style-name="T3">Ail</text:span><text:span text:style-name="T10"> Alike large-hearted/ </text:span><text:span text:style-name="T3">and</text:span><text:span text:style-name="T10"> and broad-minded, </text:span><text:span text:style-name="T3">students obtained from</text:span><text:span text:style-name="T10"> his generosity/ supplied students with the means to gratify their aspirations; colleges felt/ the promptings of his munificence; synagogues secured/ <text:s/>constant aid from his purse, and sacred hymns from his/ pen. <text:s/></text:span><text:span text:style-name="T3">Surely</text:span><text:span text:style-name="T10"> If a good name be a crown </text:span><text:span text:style-name="T3">which</text:span><text:span text:style-name="T10"> when splendor/ will </text:span><text:span text:style-name="T3">pa</text:span><text:span text:style-name="T10"> not pale before the brightest diadem</text:span><text:span text:style-name="T3">s</text:span><text:span text:style-name="T10">, that/ </text:span><text:span text:style-name="T3">wherewith</text:span><text:span text:style-name="T10"> which adorned the spiritual brow of Samuel Levy Aben </text:span><text:span text:style-name="T3">Gekela, was adorned,</text:span><text:span text:style-name="T10"> Nagrela </text:span><text:span text:style-name="T3">(or Nagela)</text:span><text:span text:style-name="T10">/ must </text:span><text:span text:style-name="T3">for ever</text:span><text:span text:style-name="T10"> always sparkle with undiminished lustre./ <text:s/>But let us leave the political heights of Andalusia of which we/ have taken </text:span><text:span text:style-name="T3">a birds eye</text:span><text:span text:style-name="T10"> but </text:span><text:span text:style-name="T3">a very hasty</text:span><text:span text:style-name="T10"> slight view, and rest our look for </text:span><text:span text:style-name="T3">a</text:span><text:span text:style-name="T10">/ </text:span><text:span text:style-name="T3">brief</text:span><text:span text:style-name="T10"> a while </text:span><text:span text:style-name="T3">of others</text:span><text:span text:style-name="T10"> upon eminences of another character./</text:span></text:p>
      <text:p text:style-name="P3"><text:span text:style-name="T10"/></text:p>
      <text:p text:style-name="P3"><text:span text:style-name="T10">[Page 9]</text:span></text:p>
      <text:p text:style-name="P3"><text:span text:style-name="T10">Poetry, </text:span><text:span text:style-name="T3">as the image of a soul</text:span><text:span text:style-name="T10"> enamored with/ what is lovely and great, sits not on mount/ Parnassus. <text:s/>To Zion-hills it wends its steps. <text:s/></text:span><text:span text:style-name="T3">to</text:span><text:span text:style-name="T10"> It quaffs/ at the limpid fountain </text:span><text:span text:style-name="T3">which</text:span><text:span text:style-name="T10"> set there by a divine spirit </text:span><text:span text:style-name="T3">has opened.</text:span><text:span text:style-name="T10">/ </text:span><text:span text:style-name="T3">The Scripture,</text:span><text:span text:style-name="T10"> Holy Writ is the </text:span><text:span text:style-name="T3">hand spirit</text:span><text:span text:style-name="T10"> main spring of that true poetry, which/ flows </text:span><text:span text:style-name="T3">unrestrained</text:span><text:span text:style-name="T10"> spontaneously in ceaseless streams. <text:s/>Rhyme and/ metre, </text:span><text:span text:style-name="T3">sought painfully after, rule</text:span><text:span text:style-name="T10"> chained </text:span><text:span text:style-name="T3">as it were,</text:span><text:span text:style-name="T10"> by conventional rules to gratify the ear, do/ not check </text:span><text:span text:style-name="T3">its</text:span><text:span text:style-name="T10"> a majestic course. <text:s/></text:span><text:span text:style-name="T3">However</text:span><text:span text:style-name="T10"> Renowned/ authors, in their </text:span><text:span text:style-name="T3">anxiety</text:span><text:span text:style-name="T10"> fond Desire to show that the writings of/ </text:span><text:span text:style-name="T3">the</text:span><text:span text:style-name="T10"> our Psalmists and </text:span><text:span text:style-name="T3">the</text:span><text:span text:style-name="T10"> prophets are not inferior to the/ effusions of the ancient Greeks have tried,--but in vain--to </text:span><text:span text:style-name="T3">show</text:span><text:span text:style-name="T10"> point out in the </text:span><text:span text:style-name="T3">Bible</text:span><text:span text:style-name="T10"> Hebrew scriptures/ instances of </text:span><text:span text:style-name="T3">rhythm and</text:span><text:span text:style-name="T10"> studied versification. </text:span><text:span text:style-name="T3">the attempt proved</text:span><text:span text:style-name="T10">/ </text:span><text:span text:style-name="T3">very unsatisfactory</text:span><text:span text:style-name="T10"> <text:s/>The beauty of the inspired word/ is not artificial. <text:s/>Ardent thoughts, the offspring of/ profound convictions; incisive ideas penetrating the mind/ of him that reads, distinguish the outpourings of David, </text:span><text:span text:style-name="T3">and</text:span><text:span text:style-name="T10"> the/ oratory of Isaiah, not the tetrameter or the hexameter,/ </text:span><text:span text:style-name="T3">smooth and stout sounding.</text:span><text:span text:style-name="T10"> though mellifluous and </text:span><text:span text:style-name="T3">eup smooth [?]</text:span><text:span text:style-name="T10"> euphemisms. <text:s/>From the Arabs, the/ close imitators of the Greeks, our people first learned </text:span><text:span text:style-name="T3">to</text:span><text:span text:style-name="T10">/ to voluntarily </text:span><text:span text:style-name="T3">to</text:span><text:span text:style-name="T10"> fetter their poetical conceptions, </text:span><text:span text:style-name="T3">chain-</text:span><text:span text:style-name="T10">/</text:span><text:span text:style-name="T3">ing the inner thought to the outward form.</text:span><text:span text:style-name="T10">/</text:span></text:p>
      <text:p text:style-name="P3"><text:span text:style-name="T10"/></text:p>
      <text:p text:style-name="P3"><text:span text:style-name="T10">[Page 10]</text:span></text:p>
      <text:p text:style-name="P3"><text:span text:style-name="T10"><text:tab/>Already the Gaons </text:span><text:span text:style-name="T3">of Persia</text:span><text:span text:style-name="T10"> or Presidents of Rabbinical Academies </text:span><text:span text:style-name="T3">at</text:span><text:span text:style-name="T10"> in countries between the Euphrates and the Tigris, after the spread/ of Islamism, began to compose prayers and moral/ exhortations, </text:span><text:span text:style-name="T3">in</text:span><text:span text:style-name="T10"> in metrical</text:span><text:span text:style-name="T3">ly form</text:span><text:span text:style-name="T10"> form. <text:s/>But Moorish Spain,/ from the ninth century to the end of the thirteenth, saw/ </text:span><text:span text:style-name="T3">the</text:span><text:span text:style-name="T10"> Jews rival their rulers in </text:span><text:span text:style-name="T3">the art of softly</text:span><text:span text:style-name="T10"> producing verse marked by rhyme. </text:span><text:span text:style-name="T3">and</text:span><text:span text:style-name="T10">/ </text:span><text:span text:style-name="T3">rhyming euphoring.</text:span><text:span text:style-name="T10"> <text:s/>Towards the end of the illustrious/ career of Samuel the Prince there was born unto Israel a/ poet; </text:span><text:span text:style-name="T3">eminently</text:span><text:span text:style-name="T10"> in very deed, a poet. <text:s/></text:span><text:span text:style-name="T11">He</text:span><text:span text:style-name="T10"> knew how to shape his/ language in the Arabic </text:span><text:soft-page-break/><text:span text:style-name="T10">mould, and yet preserve/ unbroken the sinewy vigor </text:span><text:span text:style-name="T3">clothed</text:span><text:span text:style-name="T10"> with </text:span><text:span text:style-name="T3">by</text:span><text:span text:style-name="T10"> which pro-/-phetism has clothed that language. <text:s/>Sombre was his muse./ <text:s/>Nature, or untoward circumstances, had </text:span><text:span text:style-name="T3">let fall into</text:span><text:span text:style-name="T10"> fitted his cup of/ </text:span><text:span text:style-name="T3">his cup an undue proportion of life's bitter drops</text:span><text:span text:style-name="T10"> life with bitterness./ <text:s/>When still very young, he thus plaintively sung. <text:s/>"Severed/ from the world, without a brother, my thoughts alone/ are my companions. <text:s/>Tears, </text:span><text:span text:style-name="T3">is</text:span><text:span text:style-name="T10"> are the blood, that courses </text:span><text:span text:style-name="T3">in</text:span><text:span text:style-name="T10"> through/ my veins; tears and my drink </text:span><text:span text:style-name="T3">com </text:span><text:span text:style-name="T10">mingle together. </text:span><text:span text:style-name="T3">fast.</text:span><text:span text:style-name="T10"> <text:s/>I thirst/ for friends; but I shall be no more, ere that thirst be/ quenched." <text:s/>Solomon Aben Gabirol </text:span><text:span text:style-name="T3">is the</text:span><text:span text:style-name="T10"> reads as/ first </text:span><text:span text:style-name="T11">King</text:span><text:span text:style-name="T10"> of Hebrew poetry, and the "Royal Crown" that/ he still wears, is the poem which he so entitled [Hebrew] Sovereign/ Genius! <text:s/>Would, </text:span><text:span text:style-name="T3">it</text:span><text:span text:style-name="T10"> thou hadst been less melancholy. </text:span><text:span text:style-name="T3">and not so tinctured</text:span><text:span text:style-name="T10"> Would that thy </text:span><text:span text:style-name="T3">[?]</text:span><text:span text:style-name="T10"> soaring mind had not imbibed/ </text:span><text:span text:style-name="T3">with</text:span><text:span text:style-name="T10"> a philosophy, which dared discuss the incomprehensible./</text:span></text:p>
      <text:p text:style-name="P3"><text:span text:style-name="T10"/></text:p>
      <text:p text:style-name="P3"><text:span text:style-name="T10">[Page 11]</text:span></text:p>
      <text:p text:style-name="P3"><text:span text:style-name="T10">Still, that sadness of our poet uplifts the soul to God, as the/ highest source of comfort; </text:span><text:span text:style-name="T3">that</text:span><text:span text:style-name="T10"> his philosophy </text:span><text:span text:style-name="T3">elevates uplifts</text:span><text:span text:style-name="T10"> elevates/ the thought to the Omnipotence of the Creator, </text:span><text:span text:style-name="T3">to</text:span><text:span text:style-name="T10"> and makes/ us feel </text:span><text:span text:style-name="T3">the</text:span><text:span text:style-name="T10"> more </text:span><text:span text:style-name="T3">intensely</text:span><text:span text:style-name="T10"> keenly the audaciousness of man's impious rebellion./ <text:s/>I must regard as faulty the judgment of some among/ the moderns, who censure Gabirol for having been a/ devotee </text:span><text:span text:style-name="T3">of</text:span><text:span text:style-name="T10"> to Aristotelian teachings, and </text:span><text:span text:style-name="T3">an</text:span><text:span text:style-name="T10"> a believer in Astro-/-logy. <text:s/>What mind can, by a single leap, rise above/ all-prevailing notions? <text:s/>In reading the productions/ of that immortal son of our race, we should look (and who/ can fail to admire it?), we should look to the religious/ fervor </text:span><text:span text:style-name="T3">dictating each</text:span><text:span text:style-name="T10"> prompting every word. <text:s/>Our poet so addresses the/ Deity in the course of his work "the royal Crown", written/ in rhythmic</text:span><text:span text:style-name="T3">al</text:span><text:span text:style-name="T10"> prose. <text:s/>"Thou art wise: wisdom floweth/ from Thee perenially, and man standeth aghast when/ seeking to define its origin. <text:s/>Thou art wise; the most ancient/ of all conceivable antiquity, but even then did Wisdom/ attained by experience; it is </text:span><text:span text:style-name="T3">interlev</text:span><text:span text:style-name="T10"> a part of Thee. <text:s/>Thou art wise, and/ like a skilful artificer didst prepare, in Thy wisdom, a/ Devine Will, by which at a predetermined time,/</text:span></text:p>
      <text:p text:style-name="P3"><text:span text:style-name="T10"/></text:p>
      <text:p text:style-name="P3"><text:span text:style-name="T10">[Page 12]</text:span></text:p>
      <text:p text:style-name="P3"><text:span text:style-name="T10">existence might be brought forth from nothing, as light/ which issues form the eye, without the aid of human/ agencies." <text:s/>Here we perceive an attempt to dive into/ the unfathomable, and a leaning, unwittingly perhaps, to the/ Grecian theory of aeons or emanations, in the develop</text:span><text:span text:style-name="T3">ping</text:span><text:span text:style-name="T10">ment of nature;--/a theory which </text:span><text:span text:style-name="T3">afterwards</text:span><text:span text:style-name="T10"> later on played so conspicuous a part in/ Cabbalism; yet, the utterances burn with the zeal of piety./ <text:s/>Again, in </text:span><text:span text:style-name="T11">another</text:span><text:span text:style-name="T10"> part of the same composition "By the fiat/ of Him whose plastic hands fashioned the planets, each of them/ has been assigned a special charge, influencing the mortals./ <text:s/>Faithful to the task; heedful of the ordinance, </text:span><text:span text:style-name="T3">every one</text:span><text:span text:style-name="T10"> each carries/ </text:span><text:span text:style-name="T3">answer to effects</text:span><text:span text:style-name="T10"> the </text:span><text:span text:style-name="T3">call</text:span><text:span text:style-name="T10"> design of the Creator." <text:s/></text:span><text:span text:style-name="T3">We</text:span><text:span text:style-name="T10"> Some may </text:span><text:span text:style-name="T3">discover</text:span><text:span text:style-name="T10"> detect in the/ doctrine advanced, what clashes with a cardinal point of Judaism,/--freedom of will--and hence the </text:span><text:span text:style-name="T3">doctrine of</text:span><text:span text:style-name="T10"> belief in reward and punishment. <text:s/>Still, the/ idea is not to subserve, for, the stars are declared subservient/ to the </text:span><text:span text:style-name="T3">control of the</text:span><text:span text:style-name="T10"> Almighty Being, who holds them under con-/-trol. <text:s/>But graphic as touching in its sad tones/ is the language of our poet, when he </text:span><text:span text:style-name="T3">calls upon</text:span><text:span text:style-name="T10"> petitions God to be mindful/ of man's vicissitudes, and because of them to pronounce </text:span><text:span text:style-name="T3">for their sake</text:span><text:span text:style-name="T10"> a mild verdict./ <text:s/>"Man! <text:s/>Lo! he is born; </text:span><text:span text:style-name="T3">he spends</text:span><text:span text:style-name="T10"> a babe--the night </text:span><text:span text:style-name="T3">in crying he</text:span><text:span text:style-name="T10"> is spent in cries/ the day in </text:span><text:span text:style-name="T3">wailing whining</text:span><text:span text:style-name="T10"> sobs. <text:s/>Man! Lo! <text:s/>This morning he rises/ high; on the morrow </text:span><text:span text:style-name="T3">vermins may</text:span><text:span text:style-name="T10"> worms have </text:span><text:span text:style-name="T3">a</text:span><text:span text:style-name="T10">risen on his body./</text:span></text:p>
      <text:p text:style-name="P3"><text:span text:style-name="T10"/></text:p>
      <text:p text:style-name="P3"><text:span text:style-name="T10">[Page 13]</text:span></text:p>
      <text:p text:style-name="P3"><text:span text:style-name="T10">Man! <text:s/>Lo! <text:s/>He is swifter than eagles </text:span><text:span text:style-name="T3">to go in quest of run</text:span><text:span text:style-name="T10"> in his race for riches, </text:span><text:span text:style-name="T3">heeding</text:span><text:span text:style-name="T10"> but is deaf/ </text:span><text:span text:style-name="T3">not</text:span><text:span text:style-name="T10"> to the sound of death close at his heels. <text:s/></text:span><text:span text:style-name="T3">He</text:span><text:span text:style-name="T10"> Home he has/ left </text:span><text:span text:style-name="T3">home,</text:span><text:span text:style-name="T10"> to gather wealth. <text:s/></text:span><text:span text:style-name="T3">He rises travels</text:span><text:span text:style-name="T10"> On ships he travels; he traverses/ deserts, jeopardizes his life among ferocious animals; abiding/ midst howling beasts. <text:s/>Ah! <text:s/>He has at length grown/ opulent. <text:s/>He </text:span><text:span text:style-name="T11">can</text:span><text:span text:style-name="T10"> enjoy affluence and be at peace./ <text:s/>Of a sudden the destroyer comes. <text:s/></text:span><text:span text:style-name="T3">See! look around!</text:span><text:span text:style-name="T10">/ </text:span><text:span text:style-name="T3">He</text:span><text:span text:style-name="T10"> Man is no more. <text:s/>O Eternal! <text:s/></text:span><text:span text:style-name="T3">Thou</text:span><text:span text:style-name="T10"> Knowest Thou not these/ trials? <text:s/>Give not measure for measure, though man's mis-/-deeds may exceed all measure" <text:s/>It </text:span><text:soft-page-break/><text:span text:style-name="T10">must not be/ supposed, however, that Gabirol's genius never struck </text:span><text:span text:style-name="T3">by</text:span><text:span text:style-name="T10"> but/ plaintive chords. <text:s/>It touched soft strings, sacred to virtue./ <text:s/>That genius </text:span><text:span text:style-name="T3">weaved</text:span><text:span text:style-name="T10"> wove garlands for creatures deserving of all/ honor. <text:s/>For, the sensitive soul, wont to weep, appreciated what-/-ever is truly great in human characters. <text:s/>Let </text:span><text:span text:style-name="T3">it</text:span><text:span text:style-name="T10"> this be said in/ homage to the memory of one of Israel's glorious sons. <text:s/>The/ sombre muse of our poet did not beget misanthropy. <text:s/>The/ erroneous notions with which he was imbued, did not </text:span><text:span text:style-name="T3">no</text:span><text:span text:style-name="T10"> de-/generate into a cold calculating heart-withering Pantheism; </text:span><text:span text:style-name="T3">as that</text:span><text:span text:style-name="T10"> a pantheism of Benedict Spinoza, the modern idol of all who fain would dethrone/ the sovereign Creator and enthrone man's bewildering philosophy. <text:s/>Gabirol's abstractions did not degenerate/ into the negative of a personal God, from whom Nature received </text:span><text:span text:style-name="T3">sp</text:span><text:span text:style-name="T10"> shape,/ incentive, and imprescriptible laws; a God of Justice, but of love./</text:span></text:p>
      <text:p text:style-name="P3"><text:span text:style-name="T10"/></text:p>
      <text:p text:style-name="P3"><text:span text:style-name="T10">[Page 14]</text:span></text:p>
      <text:p text:style-name="P3"><text:span text:style-name="T10">Besides the stirring hymns and odes and </text:span><text:span text:style-name="T3">[?]</text:span><text:span text:style-name="T10"> invocations/ and admonitions wherewith Aben Gabirol enriched the/ ritual of the Jews of Spain, the writings which he/ left in Arabic set that high-gifted fellow believer of ours, foremost/ among authors, who committed </text:span><text:span text:style-name="T3">their profound thoughts</text:span><text:span text:style-name="T10"> their profound thoughts/ to the vernacular tongue. </text:span><text:span text:style-name="T3">their profound thoughts.</text:span><text:span text:style-name="T10"> <text:s/>The world of letters had not/ learned how irreparable had been the loss which it sus-/-tained</text:span><text:span text:style-name="T3">,</text:span><text:span text:style-name="T10"> when the renowned Israelite of the eleventh century/ died ere he had reached his fiftieth--</text:span><text:span text:style-name="T3">and</text:span><text:span text:style-name="T10"> (according to some only his/ thirtieth)--year, until an Israelite of the nineteenth century/ told it. <text:s/>The distinguished historian and Orientalist,/ Solomon Munk of Paris, to whom we are notably indebted/ for a splendid French translation of Maimonides monu-/-mental work "the guide to the perplexed," the erudite Munk sought and found/ that the philosopher Abicebron, celebrated for his originality/ and depth, was none other than our Aben Gabirol; that he/ wrote "Fous Vitae," extolled in successive ages as the creation of a/ master mind. <text:s/>What might not </text:span><text:span text:style-name="T3">have brought forth</text:span><text:span text:style-name="T10">/ </text:span><text:span text:style-name="T3">that</text:span><text:span text:style-name="T10"> so marvellous[sic!] an intellect have brought forth, if its possessor had attained the/ three score years and ten, our allotted term! <text:s/>Legendary </text:span><text:span text:style-name="T3">has,</text:span><text:span text:style-name="T10">/ </text:span><text:span text:style-name="T3">of course,</text:span><text:span text:style-name="T10"> like ivy climbing up to high walls, has grown thickly around/ the life of our poet. <text:s/>but it cannot beautify Beauty/ itself. <text:s/>I shall not direct </text:span><text:span text:style-name="T3">to it</text:span><text:span text:style-name="T10"> your attention to it./</text:span></text:p>
      <text:p text:style-name="P3"><text:span text:style-name="T10"/></text:p>
      <text:p text:style-name="P3"><text:span text:style-name="T10">[Page 15]</text:span></text:p>
      <text:p text:style-name="P3"><text:span text:style-name="T10">Suffer me rather to conduct you to another spot,/ perhaps not quite so lofty, but still more romantic./ <text:s/>Moses Aben Ezra </text:span><text:span text:style-name="T3">is rul rules</text:span><text:span text:style-name="T10"> holds dominion there. </text:span><text:span text:style-name="T3">enthroned</text:span><text:span text:style-name="T10"> <text:s/>Nature had/ smiled complacently at his birth. <text:s/>Buoyancy of/ spirits, and an </text:span><text:span text:style-name="T3">wide reaching</text:span><text:span text:style-name="T10"> exalted mind were the gifts of which he/ could </text:span><text:span text:style-name="T3">exhibit</text:span><text:span text:style-name="T10"> boast. <text:s/>Unlike Gabirol's first notes, those/ which </text:span><text:span text:style-name="T3">he early gave forth</text:span><text:span text:style-name="T10"> the poet of Granada sang in his youth, were like unto the songs of the sky-/lark, sweet and joyous. <text:s/>Fair ladies, and their/ resistless charms, sparkling wines and convivial/ banquets, rural pleasures and light diversions, </text:span><text:span text:style-name="T3">drew</text:span><text:span text:style-name="T10"> evoked/ </text:span><text:span text:style-name="T3">complete and</text:span><text:span text:style-name="T10"> sonnets and madrigals, from the sprightly youth./ <text:s/></text:span><text:span text:style-name="T3">He</text:span><text:span text:style-name="T10"> Listen to the minster's carols "A handsome face, and a brimful/ goblet, feathered warblers, and purling brooks; they/ are restoratives to lovers' hearts, gladness to the low-/spirited, riches and </text:span><text:span text:style-name="T3">songs are liveliness</text:span><text:span text:style-name="T10"> mirth </text:span><text:span text:style-name="T3">they</text:span><text:span text:style-name="T10"> to the necessitous; the/ best of physics for all the sick." <text:s/>But thwarted/ love changed </text:span><text:span text:style-name="T3">this lively mood</text:span><text:span text:style-name="T10"> vivacious </text:span><text:span text:style-name="T3">sprightly</text:span><text:span text:style-name="T10"> wit to hypocondria[sic!]./ <text:s/>The graces of a neice were cupid's arrows, </text:span><text:span text:style-name="T3">left</text:span><text:span text:style-name="T10"> thrust into/ his heart to </text:span><text:span text:style-name="T3">canker it</text:span><text:span text:style-name="T10"> make it bleed. <text:s/>Why the damsel was denied/ him, none can explain at this distance of time, but the/ refusal the lover could not calmly bear; and when the woman/</text:span></text:p>
      <text:p text:style-name="P3"><text:span text:style-name="T10"/></text:p>
      <text:p text:style-name="P3"><text:span text:style-name="T10">[Page 16]</text:span></text:p>
      <text:p text:style-name="P3"><text:span text:style-name="T10">he adored, after having been wedded to another,/ was soon brought to the grave; when the oldest brother/ of the poet and the dearest, was also quickly called/ away from earth; when men that Moses trusted played/ </text:span><text:span text:style-name="T3">the</text:span><text:span text:style-name="T10"> false and broke their faith, then wrapped</text:span><text:span text:style-name="T13">2</text:span><text:span text:style-name="T14"> in gloom,/ the</text:span><text:span text:style-name="T13">1</text:span><text:span text:style-name="T14"> once genial </text:span><text:span text:style-name="T5">creature</text:span><text:span text:style-name="T14"> being, left Granada for unknown/ parts; but not without </text:span><text:span text:style-name="T5">leaving believed infuriating</text:span><text:span text:style-name="T14"> leaving </text:span><text:span text:style-name="T5">to</text:span><text:span text:style-name="T14"> in the city of his birth the traces of/ </text:span><text:span text:style-name="T5">his profound</text:span><text:span text:style-name="T14"> his intense sorrow. <text:s/></text:span><text:span text:style-name="T5">So</text:span><text:span text:style-name="T14"> Thus he lamented: "My thoughts/ </text:span><text:span text:style-name="T5">incited me to pass</text:span><text:span text:style-name="T14"> led me near the lasting home of parents and/ of friends. <text:s/>I spoke, but none would </text:span><text:span text:style-name="T5">listen</text:span><text:span text:style-name="T14"> hearken </text:span><text:soft-page-break/><text:span text:style-name="T14">nor give </text:span><text:span text:style-name="T5">to</text:span><text:span text:style-name="T14"> me/ an answer. <text:s/>Have father and mother too plotted with/ traitors? <text:s/>They uttered not a word, but beckoned me/ still nearer. <text:s/>At their side they showed to me an empty/ seat." <text:s/>Finally, the influence of religious education/ grappled with </text:span><text:span text:style-name="T5">those</text:span><text:span text:style-name="T14"> morbid feelings, and won a/ complete victory. <text:s/>The poems which emanated from the prolific/ pen of our writer, </text:span><text:span text:style-name="T5">yeilded,</text:span><text:span text:style-name="T14"> though revealing a subdued/ nature, evince nevertheless a serenity </text:span><text:span text:style-name="T5">which intensified</text:span><text:span text:style-name="T14"> deepened by piety./ <text:s/></text:span><text:span text:style-name="T5">has overspread has over over</text:span><text:span text:style-name="T14"> <text:s/>Hence, the more adapted were they considered/ as penitential prayers, because of the longing which they/ express for Divine compassion, and for the inheritance/ of a celestial bliss./</text:span></text:p>
      <text:p text:style-name="P3"><text:span text:style-name="T14"/></text:p>
      <text:p text:style-name="P3"><text:span text:style-name="T14">[Page 17]</text:span></text:p>
      <text:p text:style-name="P3"><text:span text:style-name="T14">Doubtless, during the life of their author, and in </text:span><text:span text:style-name="T5">the</text:span><text:span text:style-name="T14"> his native/ </text:span><text:span text:style-name="T5">city of his brith natural</text:span><text:span text:style-name="T14"> place, they were accepted and </text:span><text:span text:style-name="T5">embodied</text:span><text:span text:style-name="T14"> largely introduced/ in the ritual, to be </text:span><text:span text:style-name="T5">delivered</text:span><text:span text:style-name="T14"> chaunted on solemn occasions./ <text:s/>Some are still </text:span><text:span text:style-name="T5">remain left incorporated</text:span><text:span text:style-name="T14"> embodied in the Sephardic liturgy, and,/ none </text:span><text:span text:style-name="T5">who use thus</text:span><text:span text:style-name="T14"> used </text:span><text:span text:style-name="T5">uttered</text:span><text:span text:style-name="T14"> to the latter, can forget the ode, whose melody/ is so reviving, and which prefaces the closing service/ for the day of Atonement. <text:s/>But not the entire num-/-ber of those effusions </text:span><text:span text:style-name="T5">found its way there, nor</text:span><text:span text:style-name="T14"> were incorporated in the ritual./ </text:span><text:span text:style-name="T5">is what yet remains, recited without any exception.</text:span><text:span text:style-name="T14">/ <text:s/></text:span></text:p>
      <text:p text:style-name="P3"><text:span text:style-name="T14"><text:tab/>Like Aben Gabirol, Moses Aben Ezra, employed/ the vernacular extensively as a vehicle ot his philoso-/-phical ideas,--the sacred tongue in its na</text:span><text:span text:style-name="T16">ï</text:span><text:span text:style-name="T14">ve simplicity/ not lending itself to the intricacies of intellectual speculations,/ I hold the views of Ernest Renan on the science of lan-/-guages in great estimation, but I must nevertheless be-/-lieve that the Arabic does offer </text:span><text:span text:style-name="T5">a</text:span><text:span text:style-name="T14"> scope to writers on/ abstruse subjects. <text:s/>Certainly it does more than the Hebrew: Witness/ the far-fetched expressions, and the newly coined words of the/ famous translators, the Aben Tibons, which obscure rather/ than elucidate the Arabic text. <text:s/>The Hebrew is essentially/ the language of sentiment, and not of metaphysics./</text:span></text:p>
      <text:p text:style-name="P3"><text:span text:style-name="T14"/></text:p>
      <text:p text:style-name="P3"><text:span text:style-name="T14">[Page 18]</text:span></text:p>
      <text:p text:style-name="P3"><text:span text:style-name="T14"><text:tab/>Regarding the tendency of the philosophical/ writings </text:span><text:span text:style-name="T5">of the great</text:span><text:span text:style-name="T14"> by the famous Jew of Granada, I will state that Germans who,/ at the present age have a right to pronounce an/ authoritative </text:span><text:span text:style-name="T5">opinion</text:span><text:span text:style-name="T14"> judgment, detected therein what will/ not always accord with sound theological doctrines./ <text:s/>But we must bear in mind that the Stagirite/ was then the oracle which made itself heard, </text:span><text:span text:style-name="T5">by all</text:span><text:span text:style-name="T14"> through the </text:span><text:span text:style-name="T5">pen of</text:span><text:span text:style-name="T14">/ medium of all ripe scholars. <text:s/>Who would have dared </text:span><text:span text:style-name="T5">to</text:span><text:span text:style-name="T14"> to pronounce/ an opinion that clashed with the </text:span><text:span text:style-name="T5">theses</text:span><text:span text:style-name="T14"> dictum of Aristotle?/</text:span></text:p>
      <text:p text:style-name="P3"><text:span text:style-name="T14"><text:tab/>Yes: one man did exist, who refused </text:span><text:span text:style-name="T5">[?]</text:span><text:span text:style-name="T14">/ to </text:span><text:span text:style-name="T5">bow to</text:span><text:span text:style-name="T14"> bend low before the world-renowned Macedonian./ <text:s/></text:span><text:span text:style-name="T5">I will let</text:span><text:span text:style-name="T14"> That man must be brought to your acquaintance./ <text:s/>But not by </text:span><text:span text:style-name="T5">myself</text:span><text:span text:style-name="T14"> me, lest what I say be regarded extra-/-vagantly eulogistic. <text:s/>I will </text:span><text:span text:style-name="T5">vacate my place, and</text:span><text:span text:style-name="T14"> call on Heine--/ </text:span><text:span text:style-name="T5">suffer allow ask</text:span><text:span text:style-name="T14"> the anti-Rabbinist, the anti-Judaist, the skeptic,/ the satiric He</text:span><text:span text:style-name="T16">ï</text:span><text:span text:style-name="T14">ne to </text:span><text:span text:style-name="T5">make the introduction. <text:s/>He speaks.</text:span><text:span text:style-name="T14"> introduce that </text:span><text:span text:style-name="T5">poet</text:span><text:span text:style-name="T14"> man of men./ <text:s/>"A great poet was this, and in a wicked age, sanctity/ marked the steps he took. <text:s/>Like a polar star he shone/ before his hapless people. <text:s/>A pillar in a blaze became/ his poetry to the caravans of burdened Hebrews. <text:s/>Through the/ howling deserts of exile, he led the way, mindless of all/ dangers.".........../</text:span></text:p>
      <text:p text:style-name="P3"><text:span text:style-name="T14"/></text:p>
      <text:p text:style-name="P3"><text:span text:style-name="T14">[Page 19]</text:span></text:p>
      <text:p text:style-name="P3"><text:span text:style-name="T14">Fair, pure, sound, spotless, as the soul that </text:span><text:span text:style-name="T5">breathed poured</text:span><text:span text:style-name="T14"> breathed/ it </text:span><text:span text:style-name="T5">forth out</text:span><text:span text:style-name="T14"> forth, was the song. <text:s/>When that soul, so/ gentle, issued </text:span><text:span text:style-name="T5">forth</text:span><text:span text:style-name="T14"> from above, God saw it. <text:s/>That soul pleased/ the Creator much, and His lips impressed on it a kiss/ divine. <text:s/>God kissed that lovely soul, and the sound/ of the celestial kiss sweetly echoes in each song, which/ Grace has hallowed."/</text:span></text:p>
      <text:p text:style-name="P3"><text:span text:style-name="T14">The introduction is deserving of the illustrious Castilian./ </text:span><text:span text:style-name="T5">of the middle ages.</text:span><text:span text:style-name="T14"> <text:s/>Could I now make him speak </text:span><text:span text:style-name="T5">with</text:span><text:span text:style-name="T14"> the/ </text:span><text:span text:style-name="T5">his</text:span><text:span text:style-name="T14"> words he spoke, and </text:span><text:span text:style-name="T5">lay</text:span><text:span text:style-name="T14"> set before your visions the thoughts that/ stirred that noble mind, you would indeed rise and bless the/ Eternal who </text:span><text:span text:style-name="T5">imparted</text:span><text:span text:style-name="T14"> bestowed so large a portion of His spirit upon/ Judah Hallevi./</text:span></text:p>
      <text:p text:style-name="P3"><text:span text:style-name="T14">When I first began to learn, that during three or four centuries/ of the medieval ages a </text:span><text:span text:style-name="T5">the</text:span><text:span text:style-name="T14"> remnant of </text:span><text:soft-page-break/><text:span text:style-name="T14">the tribes in Spain could reckon poetical/ writers by the score</text:span><text:span text:style-name="T5">s</text:span><text:span text:style-name="T14">, I felt surprised that the Jew of/ Toledo should have been given a preference; </text:span><text:span text:style-name="T5">so as to</text:span><text:span text:style-name="T14"> that he/ </text:span><text:span text:style-name="T5">let him</text:span><text:span text:style-name="T14"> should occupy the principal space in the formulary/ of prayers, which his Sephardic fellow-believers, most-/-ly adopted for the solemn days of their annual autumn-/-al </text:span><text:span text:style-name="T5">holidays</text:span><text:span text:style-name="T14"> season. <text:s/>Now, I am astonished that more room/</text:span></text:p>
      <text:p text:style-name="P3"><text:span text:style-name="T14"/></text:p>
      <text:p text:style-name="P3"><text:span text:style-name="T14">[Page 20]</text:span></text:p>
      <text:p text:style-name="P3"><text:span text:style-name="T14">was not made for the immortal lays of our/ bard, to the exclusion of ritual </text:span><text:span text:style-name="T5">portions</text:span><text:span text:style-name="T14"> compositions of doubtful/ merit. <text:s/>For, if in the constellation of poetical cele-/-brities, Gabirol is distinguished as </text:span><text:span text:style-name="T5">the</text:span><text:span text:style-name="T14"> a star of first </text:span><text:span text:style-name="T5">of starry</text:span><text:span text:style-name="T14">/ </text:span><text:span text:style-name="T5">of</text:span><text:span text:style-name="T14"> magnitude, and Moses Aben Ezra follows with a/ brightness resplendent the light of Judah Hallevi </text:span><text:span text:style-name="T5">appears</text:span><text:span text:style-name="T14"> increases in/ </text:span><text:span text:style-name="T5">to increase in size and lustre the longer human</text:span><text:span text:style-name="T14"> a splendor, which is never </text:span><text:span text:style-name="T5">continues un</text:span><text:span text:style-name="T14"> dimmed. </text:span><text:span text:style-name="T5">and</text:span><text:span text:style-name="T14"> It sheds a radiance unequalled upon every human eye/ </text:span><text:span text:style-name="T5">eyes rest thereupon</text:span><text:span text:style-name="T14"> which beholds it. <text:s/>The qualities </text:span><text:span text:style-name="T5">which</text:span><text:span text:style-name="T14"> that/ other poets separately possessed, centred in him/ as in a focus. <text:s/>Fervid imagination, terseness of/ diction, grandeur, symmetry, the facility to use,/ to perfection scriptural phrases that they may fit/ his ideas are gifts which he holds absolutely but sincerity is his </text:span><text:span text:style-name="T5">but the</text:span><text:span text:style-name="T14"> highest qualification, </text:span><text:span text:style-name="T5">is</text:span><text:span text:style-name="T14"> sincerity/ mirrored in every utterance. <text:s/>I could not then </text:span><text:span text:style-name="T5">continue to</text:span><text:span text:style-name="T14"> wonder/ </text:span><text:span text:style-name="T5">any more</text:span><text:span text:style-name="T14"> any longer at the retention of many of his outpourings, in the/ services tendered to the God of Truth. <text:s/></text:span><text:span text:style-name="T5">Nay</text:span><text:span text:style-name="T14"> Even more: I am/ amazed, when on the ninth of Ab, I search and/ cannot find in my book that elegy which has/ touched the deepest chord of pathos, and </text:span><text:span text:style-name="T5">see</text:span><text:span text:style-name="T14"> I discover it/ in the Ashkenazi liturgy. <text:s/>The omission is/ unpardonable, because all whose breasts swell with/</text:span></text:p>
      <text:p text:style-name="P3"><text:span text:style-name="T14"/></text:p>
      <text:p text:style-name="P3"><text:span text:style-name="T14">[Page 21]</text:span></text:p>
      <text:p text:style-name="P3"><text:span text:style-name="T14">sorrowful motions at the memory of Zion's </text:span><text:span text:style-name="T5">no</text:span><text:span text:style-name="T14">/ woes, ought to read what no uninspired author/ has ever equalled[sic!]. <text:s/>In that inimitable elegy/ the character and aspirations of Judah Hallevi/ are summarized. <text:s/></text:span><text:span text:style-name="T5">He</text:span><text:span text:style-name="T14"> In Moorish Spain to which </text:span><text:span text:style-name="T5">he may</text:span><text:span text:style-name="T14"> the Castilian Hebrew may have early </text:span><text:span text:style-name="T5">[?]</text:span><text:span text:style-name="T14"> emigrated he enjoyed ease and the/ affection of wife and daughter. <text:s/>The tending of his gander, as the </text:span><text:span text:style-name="T5">culturing</text:span><text:span text:style-name="T14"> training of youths, gave him delight. <text:s/>The store of know-/-ledge which he had acquired in sacred and secular literature, </text:span><text:span text:style-name="T5">and</text:span><text:span text:style-name="T14"> joined/ </text:span><text:span text:style-name="T5">his</text:span><text:span text:style-name="T14"> to medical </text:span><text:span text:style-name="T5">practice [?]</text:span><text:span text:style-name="T14"> skill, had gained for </text:span><text:span text:style-name="T5">him competence</text:span><text:span text:style-name="T14"> Hallevi an </text:span><text:span text:style-name="T5">high</text:span><text:span text:style-name="T14"> enviable/ </text:span><text:span text:style-name="T5">and</text:span><text:span text:style-name="T14"> renown. <text:s/>But in the mind of that great/ believer, Judaism was a living being, endowed with/ the noblest </text:span><text:span text:style-name="T15">features</text:span><text:span text:style-name="T14">. <text:s/>To unfold these before the/ world, philosophy became the ally of poetry./ <text:s/>In his Cuzari the author reasons profoundly, but/ not once will he concede the possibility of anything/ superior to the Sinaic revelation and the traditions of/ the Sages. <text:s/></text:span><text:span text:style-name="T5">He does not</text:span><text:span text:style-name="T14"> No attempt is then made to reconcile Moses/ with Aristotle. <text:s/></text:span><text:span text:style-name="T5">He does not borrow fresh colors and</text:span><text:span text:style-name="T14"> The author never </text:span><text:span text:style-name="T5">attempts</text:span><text:span text:style-name="T14"> ventures to draw on the imagination </text:span><text:span text:style-name="T5">to</text:span><text:span text:style-name="T14"> in order/ to represent</text:span><text:span text:style-name="T5">s</text:span><text:span text:style-name="T14"> differently from the original </text:span><text:span text:style-name="T5">[?]</text:span><text:span text:style-name="T14"> what is supernatural in the/ legation of the son of Amram. <text:s/></text:span><text:span text:style-name="T5">Building</text:span><text:span text:style-name="T14"> Basing his/ arguments on the Omnipotence of the Creator, and/ recognizing in Israel the heart of </text:span><text:span text:style-name="T5">mankind</text:span><text:span text:style-name="T14"> humanity and in/ the holy land, the heart of the world, he justifies </text:span><text:span text:style-name="T5">both selection</text:span><text:span text:style-name="T14"> God's selection of both./</text:span></text:p>
      <text:p text:style-name="P3"><text:span text:style-name="T14"/></text:p>
      <text:p text:style-name="P3"><text:span text:style-name="T14">[Page 22]</text:span></text:p>
      <text:p text:style-name="P3"><text:span text:style-name="T14">He beholds in the sufferings of his people the throes/ of a new birth--a universal faith; in the agonies of/ </text:span><text:span text:style-name="T5">the Palestine</text:span><text:span text:style-name="T14"> Jerusalem, the hardships attending the erection of/ a universal altar to the Shekinah. <text:s/>The philosopher/ poetizes; but earnest are the sentiments. <text:s/>Call him/ not a visionary who </text:span><text:span text:style-name="T5">bids all which is dear upon earth</text:span><text:span text:style-name="T14"> in his fiftieth year, relinquishes </text:span><text:span text:style-name="T5">what</text:span><text:span text:style-name="T14"> the sweets of </text:span><text:span text:style-name="T5">a</text:span><text:span text:style-name="T14"> home,/ </text:span><text:span text:style-name="T5">farewell</text:span><text:span text:style-name="T14"> and despite the entreaties and affectionate re-/-monstrances of all, </text:span><text:span text:style-name="T5">determines</text:span><text:span text:style-name="T14"> resolves, to fulfil[sic!] </text:span><text:span text:style-name="T5">his</text:span><text:span text:style-name="T14"> a </text:span><text:span text:style-name="T5">religious</text:span><text:span text:style-name="T14"> pious longing. <text:s/>Aye:/ when the inhuman Crusaders, reddened the rivers of Palestine/ </text:span><text:span text:style-name="T5">he determines</text:span><text:span text:style-name="T14"> with blood, </text:span><text:span text:style-name="T5">to he</text:span><text:span text:style-name="T14"> to undertake</text:span><text:span text:style-name="T5">s</text:span><text:span text:style-name="T14"> a </text:span><text:span text:style-name="T5">voyage</text:span><text:span text:style-name="T14"> pilgrimage to that country,/ whose former glories he has sung, and in the predictions/ of whose prophets he has the deepest faith; there to mingle/ his dust with that of the </text:span><text:span text:style-name="T5">four</text:span><text:span text:style-name="T14"> fathers of God's chosen race./</text:span></text:p>
      <text:p text:style-name="P3"><text:span text:style-name="T14">We owe the late Critic and philologist, </text:span><text:span text:style-name="T5">and poet</text:span><text:span text:style-name="T14"> Samuel/ David Luzzatto, everlasting gratitude for having/ procured, after much difficulty a manuscript con-/-taining the poems of </text:span><text:span text:style-name="T5">the great</text:span><text:span text:style-name="T14"> Judah Hallevi, </text:span><text:soft-page-break/><text:span text:style-name="T14">respect-/-ing his journey of religious love. <text:s/>I shall not dare to pre-/-sent even one of those gems, lest the touch tarnish/ its </text:span><text:span text:style-name="T5">lustre</text:span><text:span text:style-name="T14"> lustre./</text:span></text:p>
      <text:p text:style-name="P3"><text:span text:style-name="T14"/></text:p>
      <text:p text:style-name="P3"><text:span text:style-name="T14">[Page 23]</text:span></text:p>
      <text:p text:style-name="P3"><text:span text:style-name="T14"><text:tab/>Germans have </text:span><text:span text:style-name="T5">made</text:span><text:span text:style-name="T14"> given us metrical versions of the/ collection entitled "A Divan</text:span><text:span text:style-name="T5">s</text:span><text:span text:style-name="T14">," and the reputation of the/ translators, </text:span><text:span text:style-name="T5">bespeaks</text:span><text:span text:style-name="T14"> demands the approval of even my </text:span><text:span text:style-name="T5">humble</text:span><text:span text:style-name="T14"> uninitiated/ self, ignorant of the language, employed. <text:s/>In Italian,/ Salvatore De Benedetti, </text:span><text:span text:style-name="T5">prosser</text:span><text:span text:style-name="T14"> late professor of Hebrew/ and Aramaic in the University of Pisa, has </text:span><text:span text:style-name="T5">given</text:span><text:span text:style-name="T14"> presented/ a rendition in </text:span><text:span text:style-name="T5">flowing</text:span><text:span text:style-name="T14"> unsurpassed prose of a </text:span><text:span text:style-name="T5">able or most</text:span><text:span text:style-name="T14"> a large number of those </text:span><text:span text:style-name="T5">splendid</text:span><text:span text:style-name="T14"> magnificent/ productions. <text:s/>And Miss Emma Lazarus has won the affectionate respect of all her English speaking people, who value sublime atonements sublimely exhibited. <text:s/>But I cannot part with the Levite,/ </text:span><text:span text:style-name="T5">in</text:span><text:span text:style-name="T14"> whose mental fellowship </text:span><text:span text:style-name="T5">I enjoyed exceedingly,</text:span><text:span text:style-name="T14"> is to me joy, with-/-out having quoted a line from </text:span><text:span text:style-name="T5">of</text:span><text:span text:style-name="T14"> his multifarious writings./ <text:s/>I will cite a </text:span><text:span text:style-name="T5">light joyful</text:span><text:span text:style-name="T14"> mirthful topic, a few stanzas </text:span><text:span text:style-name="T5">of</text:span><text:span text:style-name="T14"> from a poem, which/ I </text:span><text:span text:style-name="T5">do not think</text:span><text:span text:style-name="T14"> I[sic!] think, has never been translated. <text:s/>It was doubtless/ intended as an epithalamium. <text:s/>I choose that not by reason/ of extraordinary merits, but to name the remarkable indi-/-vidual, whose nuptials elicited the composition. <text:s/>Joseph/ Aben Megas, the reputed preceptor of the universally known/ Maimonides, was the groom whom our Judah thus </text:span><text:span text:style-name="T5">con-</text:span><text:span text:style-name="T14"> com-/</text:span><text:span text:style-name="T5">gratulated</text:span><text:span text:style-name="T14"> -plimented "A sun has arisen, whose </text:span><text:span text:style-name="T5">rays</text:span><text:span text:style-name="T14"> orb never sets; by day/ and by night its sky is unclouded.....Time says to it:/ Enwrapped in thy mantle, I </text:span><text:span text:style-name="T5">can</text:span><text:span text:style-name="T14"> outshine both Diana and Thoebus./......I am the sun arrayed in scarlet and gold (quoth the/ Bride) and I diffuse moreover sweet aroma </text:span><text:span text:style-name="T5">and perfume</text:span><text:span text:style-name="T14"> around./</text:span></text:p>
      <text:p text:style-name="P3"><text:span text:style-name="T14"/></text:p>
      <text:p text:style-name="P3"><text:span text:style-name="T14">[Page 24]</text:span></text:p>
      <text:p text:style-name="P3"><text:span text:style-name="T14"><text:tab/>Come my beloved; a garden of pleasures I </text:span><text:span text:style-name="T5">made</text:span><text:span text:style-name="T14"> have/ ready for thee...Fear not that a snake lies hidden mid/ flowers. <text:s/>The tresses thou seest sport on my cheeks, are/ the bonds whereby thou alone shalt be shackled. <text:s/>Wait/ not dear one, for whose ransom I would die, to hold out thy/ right hand, and declare me thine."/</text:span></text:p>
      <text:p text:style-name="P3"><text:span text:style-name="T14">Aben Megas should have secured more than a </text:span><text:span text:style-name="T5">mere</text:span><text:span text:style-name="T14"> passing men-/tion. <text:s/>He who was privileged to be styled by Moses the/ son of Maimon "my learned teacher" ought to have formed/ the subject of lengthy remarks, and of merited </text:span><text:span text:style-name="T5">eleg</text:span><text:span text:style-name="T14"> eulo-/-gies. <text:s/>And what can exhaustless biography; what a/ wealth of encomiums ought </text:span><text:span text:style-name="T5">not</text:span><text:span text:style-name="T14"> the name of his pupil/ to have elicited? his pupil, who revolutionized completely the system/ of Hebraic studies; his pupil whose works on ritualism, on </text:span><text:span text:style-name="T5">rhetorical</text:span><text:span text:style-name="T14">,/ doctrines, philosophical logic and medicine </text:span><text:span text:style-name="T5">works</text:span><text:span text:style-name="T14"> have given/ him a fame which will endure till a new heaven and/ a new earth be created? <text:s/>And that son of the Aben/ Ezra family; the explorer of countries, and the keen/ observer of men, the acute reasoner on Biblical exegesis,/ the Grammarian</text:span><text:span text:style-name="T13">1</text:span><text:span text:style-name="T14"> and the poet</text:span><text:span text:style-name="T13">2</text:span><text:span text:style-name="T14">, whose writings the Sage/ of Cordova </text:span><text:span text:style-name="T5">chiefly</text:span><text:span text:style-name="T14"> mainly recommended to his child Abraham,/ ought he not to have been set before you upon a high pedestal?/</text:span></text:p>
      <text:p text:style-name="P3"><text:span text:style-name="T14"/></text:p>
      <text:p text:style-name="P3"><text:span text:style-name="T14">[Page 25]</text:span></text:p>
      <text:p text:style-name="P3"><text:span text:style-name="T14">And Aben Pakoda the deep thinker and devoted Rab-/-binist, who taught us "The duty of human hearts" in a/ book teeming with lessons of piety, and Moses Gherondi/ or Nachmanides, the critic and defender of Maimonides;/ he who stood before kings to uphold the true faith, and the/ German celebrity, that Asher who </text:span><text:span text:style-name="T5">took sought shelter</text:span><text:span text:style-name="T14"> took up his home in/ </text:span><text:span text:style-name="T5">in Spain</text:span><text:span text:style-name="T14"> Toledo, and spread lore far and wide, and </text:span><text:span text:style-name="T5">that</text:span><text:span text:style-name="T14"> the/ numberless chieftains of the sacred host, who led Israel on/ the path of exaltation even to the last hour when the tocsin/ was </text:span><text:span text:style-name="T15">totted</text:span><text:span text:style-name="T14">, and the most Catholic Ferdinand and Isabella/ determined to glut with our blood the monster born in the Vatican,/ reared in </text:span><text:span text:style-name="T5">Italy</text:span><text:span text:style-name="T14"> France, and grown gigantic in Spain, ought/ they not </text:span><text:span text:style-name="T15">all</text:span><text:span text:style-name="T14"> to have received tokens of homage, while I/ surveyed the literary domains of </text:span><text:span text:style-name="T5">medieval</text:span><text:span text:style-name="T14"> our forefathers in Iberia </text:span><text:span text:style-name="T5">in</text:span><text:span text:style-name="T14"> during the/ middle ages?/</text:span></text:p>
      <text:p text:style-name="P3"><text:span text:style-name="T14">Ladies and Gentlemen. <text:s/>I do not mean to disparage/ the good sense of your talented president, nor that of/ any of his coadjutors who may have made the sug-/-gestion; but to have imposed upon me the task </text:span><text:soft-page-break/><text:span text:style-name="T14">of/ discussing in a single lecture a theme so varied and/ vast, was to place me in the unpleasant dilemma,/</text:span></text:p>
      <text:p text:style-name="P3"><text:span text:style-name="T14">[The following is attached <text:s/>to page 25 with a pin, on a separate slip of paper.]</text:span></text:p>
      <text:p text:style-name="P3"><text:span text:style-name="T14"/></text:p>
      <text:p text:style-name="P3"><text:span text:style-name="T14">I greatly fear that the announcement was misleading beyond measure./ <text:s/>To discuss in a single lecture, a theme so varied and vast as that of/ the Spanish period </text:span><text:span text:style-name="T5">of</text:span><text:span text:style-name="T14"> in Jewish literature </text:span><text:span text:style-name="T5">in the middle ages,</text:span><text:span text:style-name="T14"> could have/ meant either (p 26)/</text:span></text:p>
      <text:p text:style-name="P3"><text:span text:style-name="T14"/></text:p>
      <text:p text:style-name="P3"><text:span text:style-name="T14">[Page 26]</text:span></text:p>
      <text:p text:style-name="P3"><text:span text:style-name="T14">either to weary you with a list of names and/ dates, or to disappoint in their expectations </text:span><text:span text:style-name="T5">of</text:span><text:span text:style-name="T14"> those/ who anticipated seeing perhaps fifty and not/ five form among </text:span><text:span text:style-name="T5">their</text:span><text:span text:style-name="T14"> our celebrated ancestors, arrayed/ before their mental vision. <text:s/>Regretting the/ disappointment, I </text:span><text:span text:style-name="T5">still</text:span><text:span text:style-name="T14"> nevertheless resolved to risk displeasure,/ rather than commit a grievous wrong. <text:s/>Having/ devoted some moments to the philosopher-poet, the/ object of my special affection, whom I dared not/ dismiss with a few hasty sentences, I considered it/ indecent if, by reason of the lack of time, I </text:span><text:span text:style-name="T5">simply</text:span><text:span text:style-name="T14">/ made simply a </text:span><text:span text:style-name="T5">passing</text:span><text:span text:style-name="T14"> bare mention of Sages who excelled in various departments/ of literature. <text:s/>If I said, for instance, Isaac Israeli wrote/ on Astronomy Isaac Arama on metaphysics, Isaac/ Abarbanel, a </text:span><text:span text:style-name="T5">great man copious</text:span><text:span text:style-name="T14"> prolific author, was born in Portugal, emigrated/ to Spain and died in Italy. <text:s/>I would have felt </text:span><text:span text:style-name="T5">as if</text:span><text:span text:style-name="T14"> particularly that/ the spirit of </text:span><text:span text:style-name="T5">the one of the that one most prolific and versatile writer author; of</text:span><text:span text:style-name="T14"> that eminent and high-minded </text:span><text:span text:style-name="T5">and eminent</text:span><text:span text:style-name="T14"> statesman, who was ready to sacrifice/ position, riches and life, if he could have extinguished/ the flames of the horrid inquisition and prevented the/ cruel expulsion, would have risen and with a frown re-/-buked a brevity akin to insolence. <text:s/>Who would not have pre-/-ferred absolute silence to the perpetration of </text:span><text:span text:style-name="T5">so</text:span><text:span text:style-name="T14"> a gross/ </text:span><text:span text:style-name="T5">an</text:span><text:span text:style-name="T14"> offence?/</text:span></text:p>
      <text:p text:style-name="P3"><text:span text:style-name="T14"/></text:p>
      <text:p text:style-name="P3"><text:span text:style-name="T14">[Page 27]</text:span></text:p>
      <text:p text:style-name="P3"><text:span text:style-name="T14"><text:tab/>And yet, I hope that I have not been altogether/ unsuccessful in carrying out the intention of the Directors/ of the Young Men's Hebrew Association of Philadelphia./ <text:s/>The little I have said about the Spanish period, </text:span><text:span text:style-name="T5">whose productions I was asked to exhibit</text:span><text:span text:style-name="T14">, should/ have proved the effects of unrestricted freedom in the prosecution of/ learning. <text:s/>Have I not demonstrated how nobly some of our/ ancestors employed that privilege </text:span><text:span text:style-name="T5">the</text:span><text:span text:style-name="T14"> during the medieval ages?/ <text:s/>The deeds of Hasda</text:span><text:span text:style-name="T16">ï</text:span><text:span text:style-name="T14"> and of Samuel the Prince suffice/ to place them as exemplars to Jews, who are afforded unequalled[sic!] facilities/ to rise by the exercise of their intellectual powers./</text:span></text:p>
      <text:p text:style-name="P3"><text:span text:style-name="T14">American Jews </text:span><text:span text:style-name="T15">can</text:span><text:span text:style-name="T14"> renew the days in which the adorers of/ the Unity shed lustre on the land of their sojourn by </text:span><text:span text:style-name="T5">striking</text:span><text:span text:style-name="T14"> surpassing/ attainments in arts and sciences. <text:s/>They </text:span><text:span text:style-name="T15">should</text:span><text:span text:style-name="T14"> renew those/ days, to honor their faith--the pioneer of light and progress--;/ to honor their land, dearer than Spain under the most liberal/ of </text:span><text:span text:style-name="T5">the</text:span><text:span text:style-name="T14"> Moorish Caliphs, for it is </text:span><text:span text:style-name="T15">their land</text:span><text:span text:style-name="T14">. <text:s/>When/ the Jews of this generous Republic, shall resolve so to act, they will/ deserve a name everlasting, even like that of glorious/ sons of our race, whose characters and writings I have/ endeavoured accurately, though very faintly, to set/ before my hearers this evening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5:23:44.64</meta:creation-date>
    <dc:date>2013-01-23T15:31:28.41</dc:date>
    <meta:editing-duration>PT4H32M5S</meta:editing-duration>
    <meta:editing-cycles>6</meta:editing-cycles>
    <meta:generator>OpenOffice.org/3.4.1$Win32 OpenOffice.org_project/341m1$Build-9593</meta:generator>
    <meta:document-statistic meta:table-count="0" meta:image-count="0" meta:object-count="0" meta:page-count="11" meta:paragraph-count="141" meta:word-count="6337" meta:character-count="38776"/>
  </office:meta>
</office:document-meta>
</file>